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Oxygen-Sans, Ubuntu, Cantarell, 'Helvetica Neue', sans-serif"/>
  </office:font-face-decls>
  <office:automatic-styles>
    <style:style style:name="P1" style:family="paragraph" style:parent-style-name="Standard">
      <style:paragraph-properties style:line-height-at-least="0.503cm"/>
    </style:style>
    <style:style style:name="P2" style:family="paragraph" style:parent-style-name="Standard">
      <style:paragraph-properties style:line-height-at-least="0.503cm"/>
      <style:text-properties officeooo:paragraph-rsid="001849dd"/>
    </style:style>
    <style:style style:name="P3" style:family="paragraph" style:parent-style-name="Standard">
      <style:paragraph-properties style:line-height-at-least="0.503cm"/>
      <style:text-properties officeooo:paragraph-rsid="001a31e2"/>
    </style:style>
    <style:style style:name="P4" style:family="paragraph" style:parent-style-name="Standard">
      <style:paragraph-properties style:line-height-at-least="0.503cm"/>
      <style:text-properties style:font-name-asian="Droid Sans Mono" style:font-size-asian="10.5pt" style:font-weight-asian="normal"/>
    </style:style>
    <style:style style:name="P5" style:family="paragraph" style:parent-style-name="Standard">
      <style:paragraph-properties style:line-height-at-least="0.503cm"/>
      <style:text-properties officeooo:paragraph-rsid="0020481d" style:font-name-asian="Droid Sans Mono" style:font-size-asian="10.5pt" style:font-weight-asian="normal"/>
    </style:style>
    <style:style style:name="P6" style:family="paragraph" style:parent-style-name="Standard">
      <style:paragraph-properties style:line-height-at-least="0.503cm"/>
      <style:text-properties officeooo:rsid="00162f4b" officeooo:paragraph-rsid="00162f4b" style:font-name-asian="Droid Sans Mono" style:font-size-asian="10.5pt" style:font-weight-asian="normal"/>
    </style:style>
    <style:style style:name="P7" style:family="paragraph" style:parent-style-name="Standard">
      <style:paragraph-properties style:line-height-at-least="0.503cm"/>
      <style:text-properties officeooo:rsid="001a31e2" officeooo:paragraph-rsid="001a31e2" style:font-name-asian="Droid Sans Mono" style:font-size-asian="10.5pt" style:font-weight-asian="normal"/>
    </style:style>
    <style:style style:name="P8" style:family="paragraph" style:parent-style-name="Standard">
      <style:paragraph-properties style:line-height-at-least="0.503cm"/>
      <style:text-properties officeooo:rsid="001e40fc" officeooo:paragraph-rsid="001e40fc" style:font-name-asian="Droid Sans Mono" style:font-size-asian="10.5pt" style:font-weight-asian="normal"/>
    </style:style>
    <style:style style:name="P9" style:family="paragraph" style:parent-style-name="Standard">
      <style:paragraph-properties style:line-height-at-least="0.503cm"/>
      <style:text-properties officeooo:rsid="0020481d" officeooo:paragraph-rsid="0020481d" style:font-name-asian="Droid Sans Mono" style:font-size-asian="10.5pt" style:font-weight-asian="normal"/>
    </style:style>
    <style:style style:name="P10" style:family="paragraph" style:parent-style-name="Standard">
      <style:paragraph-properties style:line-height-at-least="0.503cm"/>
      <style:text-properties officeooo:rsid="0020c2e5" officeooo:paragraph-rsid="0020c2e5" style:font-name-asian="Droid Sans Mono" style:font-size-asian="10.5pt" style:font-weight-asian="normal"/>
    </style:style>
    <style:style style:name="P11" style:family="paragraph" style:parent-style-name="Standard">
      <style:paragraph-properties style:line-height-at-least="0.503cm"/>
      <style:text-properties fo:font-variant="normal" fo:text-transform="none" fo:color="#000000" loext:opacity="100%" fo:letter-spacing="normal" officeooo:rsid="0016f830" officeooo:paragraph-rsid="001a31e2" style:font-name-asian="Droid Sans Mono" style:font-size-asian="10.5pt" style:font-style-asian="normal" style:font-weight-asian="normal"/>
    </style:style>
    <style:style style:name="P12" style:family="paragraph" style:parent-style-name="Standard">
      <style:paragraph-properties style:line-height-at-least="0.503cm"/>
      <style:text-properties fo:font-variant="normal" fo:text-transform="none" fo:color="#000000" loext:opacity="100%" fo:letter-spacing="normal" officeooo:rsid="0016f830" officeooo:paragraph-rsid="001849dd" style:font-name-asian="Droid Sans Mono" style:font-size-asian="10.5pt" style:font-style-asian="normal" style:font-weight-asian="normal"/>
    </style:style>
    <style:style style:name="P13" style:family="paragraph" style:parent-style-name="Standard">
      <style:paragraph-properties style:line-height-at-least="0.503cm"/>
    </style:style>
    <style:style style:name="P14" style:family="paragraph" style:parent-style-name="Standard">
      <style:paragraph-properties style:line-height-at-least="0.503cm"/>
      <style:text-properties officeooo:paragraph-rsid="002ed2db"/>
    </style:style>
    <style:style style:name="P15" style:family="paragraph" style:parent-style-name="Standard">
      <style:paragraph-properties style:line-height-at-least="0.503cm"/>
      <style:text-properties officeooo:rsid="002954c8" officeooo:paragraph-rsid="002954c8"/>
    </style:style>
    <style:style style:name="P16" style:family="paragraph" style:parent-style-name="Standard">
      <style:paragraph-properties style:line-height-at-least="0.503cm"/>
      <style:text-properties officeooo:rsid="002a2d89" officeooo:paragraph-rsid="002a2d89"/>
    </style:style>
    <style:style style:name="P17" style:family="paragraph" style:parent-style-name="Standard">
      <style:paragraph-properties style:line-height-at-least="0.503cm"/>
      <style:text-properties officeooo:rsid="002dc966" officeooo:paragraph-rsid="002dc966"/>
    </style:style>
    <style:style style:name="T1" style:family="text">
      <style:text-properties style:font-name-asian="Droid Sans Mono" style:font-size-asian="10.5pt" style:font-weight-asian="normal"/>
    </style:style>
    <style:style style:name="T2" style:family="text">
      <style:text-properties officeooo:rsid="0011eb51" style:font-name-asian="Droid Sans Mono" style:font-size-asian="10.5pt" style:font-weight-asian="normal"/>
    </style:style>
    <style:style style:name="T3" style:family="text">
      <style:text-properties officeooo:rsid="00131bf3" style:font-name-asian="Droid Sans Mono" style:font-size-asian="10.5pt" style:font-weight-asian="normal"/>
    </style:style>
    <style:style style:name="T4" style:family="text">
      <style:text-properties officeooo:rsid="001509f2" style:font-name-asian="Droid Sans Mono" style:font-size-asian="10.5pt" style:font-weight-asian="normal"/>
    </style:style>
    <style:style style:name="T5" style:family="text">
      <style:text-properties officeooo:rsid="0015aa6d" style:font-name-asian="Droid Sans Mono" style:font-size-asian="10.5pt" style:font-weight-asian="normal"/>
    </style:style>
    <style:style style:name="T6" style:family="text">
      <style:text-properties officeooo:rsid="00162f4b" style:font-name-asian="Droid Sans Mono" style:font-size-asian="10.5pt" style:font-weight-asian="normal"/>
    </style:style>
    <style:style style:name="T7" style:family="text">
      <style:text-properties officeooo:rsid="0016f830" style:font-name-asian="Droid Sans Mono" style:font-size-asian="10.5pt" style:font-weight-asian="normal"/>
    </style:style>
    <style:style style:name="T8" style:family="text">
      <style:text-properties officeooo:rsid="001a31e2" style:font-name-asian="Droid Sans Mono" style:font-size-asian="10.5pt" style:font-weight-asian="normal"/>
    </style:style>
    <style:style style:name="T9" style:family="text">
      <style:text-properties officeooo:rsid="001fb6fc" style:font-name-asian="Droid Sans Mono" style:font-size-asian="10.5pt" style:font-weight-asian="normal"/>
    </style:style>
    <style:style style:name="T10" style:family="text">
      <style:text-properties fo:font-variant="normal" fo:text-transform="none" fo:color="#000000" loext:opacity="100%" fo:letter-spacing="normal" officeooo:rsid="0016f830" style:font-name-asian="Droid Sans Mono" style:font-size-asian="10.5pt" style:font-style-asian="normal" style:font-weight-asian="normal"/>
    </style:style>
    <style:style style:name="T11" style:family="text">
      <style:text-properties fo:font-variant="normal" fo:text-transform="none" fo:color="#000000" loext:opacity="100%" fo:letter-spacing="normal" officeooo:rsid="001849dd" style:font-name-asian="Droid Sans Mono" style:font-size-asian="10.5pt" style:font-style-asian="normal" style:font-weight-asian="normal"/>
    </style:style>
    <style:style style:name="T12" style:family="text">
      <style:text-properties fo:font-variant="normal" fo:text-transform="none" fo:color="#000000" loext:opacity="100%" fo:letter-spacing="normal" officeooo:rsid="0019dec2" style:font-name-asian="Droid Sans Mono" style:font-size-asian="10.5pt" style:font-style-asian="normal" style:font-weight-asian="normal"/>
    </style:style>
    <style:style style:name="T13" style:family="text">
      <style:text-properties fo:font-variant="normal" fo:text-transform="none" fo:color="#000000" loext:opacity="100%" fo:letter-spacing="normal" officeooo:rsid="001a339b" style:font-name-asian="Droid Sans Mono" style:font-size-asian="10.5pt" style:font-style-asian="normal" style:font-weight-asian="normal"/>
    </style:style>
    <style:style style:name="T14" style:family="text">
      <style:text-properties officeooo:rsid="0020481d"/>
    </style:style>
    <style:style style:name="T15" style:family="text">
      <style:text-properties officeooo:rsid="0020c2e5"/>
    </style:style>
    <style:style style:name="T16" style:family="text">
      <style:text-properties officeooo:rsid="002193e5"/>
    </style:style>
    <style:style style:name="T17" style:family="text">
      <style:text-properties officeooo:rsid="00267c17"/>
    </style:style>
    <style:style style:name="T18" style:family="text">
      <style:text-properties officeooo:rsid="002dc966"/>
    </style:style>
    <style:style style:name="T19" style:family="text">
      <style:text-properties officeooo:rsid="002ed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人工智能(AI)可以分析大量的数据，识别模式，做出决策，提高效率，解决各个领域的复杂问题。</text:p>
      <text:p text:style-name="P4">然而，大多数现有的人工智能技术依赖于丰富而且高质量的数据来训练高精度的机器学习模型。</text:p>
      <text:p text:style-name="P4">举例来说，在训练SAM模型的时候，FACEBOOK建立了有史以来规模最大的分割数据集，在1100万个图像上构建了超过10亿个掩码。 </text:p>
      <text:p text:style-name="P4"/>
      <text:p text:style-name="P4">然而，一个更现实的情况是，大部分企业在训练模型的时候并不能像facebook一样构建如此庞大和高质量的数据集。</text:p>
      <text:p text:style-name="P1"><text:span text:style-name="T1">样本不足，数据质量低是大多数企业训练模型所要面临的实际问题。</text:span><text:span text:style-name="T2">应对这个问题，</text:span><text:span text:style-name="T1">一种可能的解决方案是多个组织或者企业共享数据。</text:span></text:p>
      <text:p text:style-name="P4">但是，这样又会面临几个新挑战。</text:p>
      <text:p text:style-name="P4">第一是数据的隐私性，组织所保存的数据可能包含其用户的隐私数据，例如医疗或者金融数据。</text:p>
      <text:p text:style-name="P1"><text:span text:style-name="T1">同时，新的法律框架也越来越重视对个人的数据隐私保护。隐私保护</text:span><text:span text:style-name="T3">限制了隐私数据，使其不能离开其所属的组织</text:span><text:span text:style-name="T1">。</text:span></text:p>
      <text:p text:style-name="P4">第二个挑战与数据的来源不同有关。一方面，来自不同企业的数据增加了可用数据，推动了人工智能模型的进步。</text:p>
      <text:p text:style-name="P4">另一方面，因为来源不同，如何存储和处理不同数据来源的数据，如何降低不同数据来源之间的通信成本成为了新的挑战。</text:p>
      <text:p text:style-name="P4"/>
      <text:p text:style-name="P4">在这样的需求下，谷歌在2016年开发了一个名为联邦学习(FL)的分布式机器学习框架，</text:p>
      <text:p text:style-name="P4">该框架允许每个客户端在不共享数据的情况下共同训练模型。</text:p>
      <text:p text:style-name="P4">在联邦学习中，每个客户端的数据都是私有的，其他人无法访问。</text:p>
      <text:p text:style-name="P4">在典型的联邦学习框架中，服务器首先向所有选定的客户端发送一个全局模型。</text:p>
      <text:p text:style-name="P4">然后，这些客户端使用他们的本地数据集训练全局模型，并将训练好的模型更新上传到中央服务器。</text:p>
      <text:p text:style-name="P1"><text:span text:style-name="T1">在服务器接收到所有选定客户机的模型之后，服务器通过对上传的更新取平均值来更新全局模型。</text:span><text:span text:style-name="T4">最后，服务器把更新的全局模型重新分发给被选中的客户端们。</text:span></text:p>
      <text:p text:style-name="P4">在训练过程中，只有数据所有者才能访问其本地数据。</text:p>
      <text:p text:style-name="P4">通过这种方式，联邦学习既保护了数据免受了其他未经授权的客户端或者服务器访问，又降低了客户端和服务器之间的通信成本。 <text:s/></text:p>
      <text:p text:style-name="P4">由于FL这些显而易见的优势，近些年来，联邦学习被应用到许多领域，例如计算机视觉、自然语言处理、图神经网络等。</text:p>
      <text:p text:style-name="P4"/>
      <text:p text:style-name="P4">然而，进一步的研究表明，联邦学习也面临着许多安全风险，如后门攻击，对抗攻击和拜占庭攻击等。</text:p>
      <text:p text:style-name="P4">联邦学习客户端的分布性使得每个客户端的可信程度更加难以保证，因此比起传统的集中式机器学习来，</text:p>
      <text:p text:style-name="P4">联邦学习更加容易受到攻击。</text:p>
      <text:p text:style-name="P4"/>
      <text:p text:style-name="P1"><text:span text:style-name="T1">本文主要列举了联邦学习中的后门攻击、对抗性攻击和拜占庭攻击</text:span><text:span text:style-name="T5">以及它们对应的防御方法</text:span><text:span text:style-name="T1">。</text:span></text:p>
      <text:p text:style-name="P1"><text:span text:style-name="T1">这些攻击为联邦学习系统带来了极大的威胁</text:span><text:span text:style-name="T5">，</text:span><text:span text:style-name="T1">为了应对这些攻击带来的新威胁，许多FL防御方法被提出。</text:span></text:p>
      <text:p text:style-name="P4">然而，现有的对策主要是攻击驱动的，也就是说，它们只能防御已知的攻击技术，而意识到这些防御</text:p>
      <text:p text:style-name="P4">存在的对手可以绕过它们。因为防御方法主要基于观察和假设开发，而不是对攻击方法和学习算法的透彻理解。</text:p>
      <text:p text:style-name="P4">因此，需要进行全面深入的调查，以更好地了解FL中的后门攻击和防御。</text:p>
      <text:p text:style-name="P4"/>
      <text:p text:style-name="P4">在先前的研究中，人们研究了联邦学习所遭受的一些攻击和防御策略。</text:p>
      <text:p text:style-name="P1"><text:span text:style-name="T1">但在这些研究中，人们往往将后门攻击和拜占庭攻击一起归类为数据投毒攻击，并且很少有文章探讨联邦学习领域中的对抗性攻击。我们认为不能将后门攻击和拜占庭攻击简单的归类为投毒攻击，因为其攻击方式不仅仅只局限于数据投毒这一种手段。我们在本文提出了对这两种攻击的新的分类方式，并且概括了其对应的防御机制。针对以往综述中缺乏对抗性攻击相关内容的问题，我们在本文中补充了对抗性攻击及其防御机制的内容。并且详细分析了这些攻击方式和其对应防御机制的效率和局限性。本文的目</text:span><text:soft-page-break/><text:span text:style-name="T1">的旨在提升人们对于联邦学习所遭受威胁和其防御机制的理解，协助学术界和工业界开发出更加强大的联邦学习系统。为此，本文，还从多角度探讨了联邦学习安全问题的未来研究方向。</text:span></text:p>
      <text:p text:style-name="P4"/>
      <text:p text:style-name="P6">二、</text:p>
      <text:p text:style-name="P3"><text:span text:style-name="T9">在本部分中，我们初步的介绍了本文探讨的三种攻击的定义。</text:span><text:span text:style-name="T6">如图</text:span><text:span text:style-name="T7">2</text:span><text:span text:style-name="T6">所示，后门攻击指的是，在联邦学习中，全局模型被恶意参与者添加了恶意后门。该后门可以由特定的输入模式触发，允许攻击者通过针对性的方式控制模型的输出。后门攻击目标是使模型在正常样本上保持正常的输出结果</text:span><text:span text:style-name="T8">，但是在后门样本中却表现出攻击者所期望的输出。</text:span></text:p>
      <text:p text:style-name="P7"/>
      <text:p text:style-name="P3"><text:span text:style-name="T6">拜占庭攻击的的含义则是</text:span><text:span text:style-name="T8">，在联邦学习系统中存在</text:span><text:span text:style-name="T6">一个或者多个恶意参与者</text:span><text:span text:style-name="T7">，它们通过向中央服务器发送不正确或者误导性的更新来扰乱训练过程，造成模型收敛异常，如图3所示。</text:span></text:p>
      <text:p text:style-name="P11"/>
      <text:p text:style-name="P11">而对抗性攻击需要向输入数据添加细小的、精心设计的扰动，以欺骗模型并使其做出不正确的预测。</text:p>
      <text:p text:style-name="P11"/>
      <text:p text:style-name="P2"><text:span text:style-name="T10">在工程实践中</text:span><text:span text:style-name="T11">，这些攻击为设计和实现联邦学习系统造成了不小的困扰</text:span><text:span text:style-name="T12">。例如，个性化广告推荐系统通常是一个经典的联邦学习系统，恶意参与者可以通过在全局模型中嵌入后门来加大自己广告的推送数量和频率，以获得不公平的优势。所以在联邦学习中，防御这些鲁棒性或者安全性问题非常重要。为了应对这些威胁，自然而然地，一些防御方法也被提出来应用到联邦学习中。举例来说</text:span><text:span text:style-name="T13">，知识蒸馏和知识擦除常用来被应对后门攻击。对抗训练被提出来应付对抗攻击的威胁。</text:span></text:p>
      <text:p text:style-name="P12"/>
      <text:p text:style-name="P8">在进入探讨这些联邦学习的威胁的细节之前，很有必要对这些威胁做一个划分。具体来说，我们可以将这些威胁分成两个阶段：训练阶段和测试阶段。基于这些威胁是否有特定目标，它们还可以被划分为目标攻击和无目标攻击。</text:p>
      <text:p text:style-name="P9">A. 训练阶段和测试阶段</text:p>
      <text:p text:style-name="P9">（1）训练阶段：在模型训练阶段所进行的攻击，其目标旨在影响模型本身。在训练过程中<text:span text:style-name="T15">，后门被嵌入到模型中，而在推理阶段使用带有触发器的输入欺骗模型来导致模型生成错误的结果。</text:span>拜占庭攻击也通常发生在训练过程中，以影响模型收敛性。</text:p>
      <text:p text:style-name="P5"><text:span text:style-name="T14">（2）测试阶段：在测试阶段所进行的攻击，旨在影响模型输出使其输出错误的结果。对抗性攻击利用了模型对抗扰动的脆弱</text:span><text:span text:style-name="T15">，通过带有扰动的样本来输入给模型，以产生错误的结果。 </text:span></text:p>
      <text:p text:style-name="P10">B.无目标攻击和目标攻击</text:p>
      <text:p text:style-name="P10">（1）无目标攻击：非目标攻击旨在以任意方式损害目标模型的完整性。拜占庭攻击是无目标攻击的一种形式，涉及以任意方式将恶意梯度上载到服务器，目的是导致全局模型失败。</text:p>
      <text:p text:style-name="P10">（2）目标攻击：执行定向攻击的目的是诱导模型为特定测试用例生成对手指定的目标标签，而对其他测试用例保持测试错误不受影响的<text:span text:style-name="T16">。</text:span>后门攻击是定向攻击的典型应用。</text:p>
      <text:p text:style-name="P5"/>
      <text:p text:style-name="P1"/>
      <text:p text:style-name="P1">三、后门攻击</text:p>
      <text:p text:style-name="P1">在神经网络上进行后门攻击需要秘密的在模型中植入后门。这使模型在处理良性输入时能够正常工作，但在出现特定的恶意触发器时会触发预定义的恶意行为。第一次后门攻击可以追溯到<text:span text:style-name="T17">2013年。由于联合学习的独特性质，即该模型是在单个客户端上训练的，因此与一般的集中式训练模型相比，它更容易受到后门攻击。</text:span>联邦学习中的这些攻击类型可以根据对手将后门插入训练管道的不同阶段分为两类：数据中毒攻击和模型中毒攻击。 </text:p>
      <text:p text:style-name="P1"/>
      <text:p text:style-name="P1"><text:span text:style-name="T17">3.1</text:span>数据中毒</text:p>
      <text:p text:style-name="P1">在数据中毒攻击中，假设对手完全控制受攻击客户端的训练数据收集过程。</text:p>
      <text:p text:style-name="P1">然后，有毒数据集通常由具有真实标签的干净数据和具有目标标签的后门触发器的数据组成。</text:p>
      <text:p text:style-name="P1">可见中毒：联合学习中早期的后门攻击方法可能依赖于单个触发器，这意味着所有被破坏的客户端都会将相同的触发器注入到其本地训练数据集中。</text:p>
      <text:p text:style-name="P1"><text:soft-page-break/>该方法中使用的触发器通常是预定的，例如位于图像中冗余像素处的正方形。</text:p>
      <text:p text:style-name="P1">在推理期间，在恶意客户端上使用插入的触发器来激活聚合模型[24]、[28]。</text:p>
      <text:p text:style-name="P1">虽然插入后门的有效性已被证明是显著的，但上述方法只是将后门攻击从集中学习直接转移到联合学习，而没有充分利用后者的分布式性质。</text:p>
      <text:p text:style-name="P1">这是因为所有敌对客户端都嵌入了相同的触发器。</text:p>
      <text:p text:style-name="P15">于是有人就利用了联邦学习的特性来开展后门攻击。如图5所示，Xie等[45]提出了一种分布式后门攻击(distributed backdoor attack, DBA)，将类似集中式攻击的全局触发模式分解为局部模式，并嵌入到不同的恶意客户端中。与插入相同触发器的传统方法相比，DBA由于其隐藏的本地触发器模式而更加高效和隐蔽，从而更容易绕过健壮的聚合规则。</text:p>
      <text:p text:style-name="P16">但是分布式的后门也容易被检测到，如果将静态的触发器模式改为动态的，那么后门将会更难被检测到。</text:p>
      <text:p text:style-name="P15">Salem等[46]对动态触发器的可行性进行了清晰而系统的研究，动态触发器可以通过生成对抗网络，为后门攻击提供便利</text:p>
      <text:p text:style-name="P15">创建触发器的算法。这样，相同的标签可以被具有相似潜在表示和位置的不同触发模式劫持。Li等[47]也对动态触发因素进行了直接调查。</text:p>
      <text:p text:style-name="P1">这些触发器可以在攻击阶段灵活地产生，因为它们即使在重大变化下也能保持其有效性。研究结果表明，动态触发的后门攻击更为强大，由于它们打破了目前大多数防御系统的静态触发假设，因此需要新的技术来击败它们。</text:p>
      <text:p text:style-name="P1">尽管在联邦学习中存在数据中毒攻击的潜在威胁，但由于其独特的分布式特征，它们面临着许多实际限制[26]。这是因为联邦学习中的数据分布和模型聚合步骤往往会抵消后门模型的大部分贡献，导致全局模型快速忘记后门。针对这种情况，Wang等[26]提出从边缘数据中选择中毒样本，以减少模型更新带来的遗忘效应。</text:p>
      <text:p text:style-name="P1">Dai等人[50]提出了一种新的后门攻击方法，称为变色龙(Chameleon)，该方法使攻击者能够通过适应点对点图像来创建更持久的视觉后门。后门的持久性在很大程度上取决于与有毒图像密切相关的两种相同的良性图像的存在:干扰素，它们是与有毒图像共享相同原始标签的图像。辅助器，是带有目标标签的图像。干扰会导致有毒更新和良性更新之间的更新冲突，这可能会降低后门的准确性。相反，促进者可以帮助将后门信息重新引入联邦学习模型，并减轻攻击者离开训练过程后的灾难性遗忘效应。受到这些观察的启发，变色龙的设计是为了放大这些影响，提高后门的耐用性。</text:p>
      <text:p text:style-name="P1">隐形中毒：在这种情况下，术语隐形表示用户对样本执行后门攻击的能力，而不需要对样本本身执行任何额外的操作。</text:p>
      <text:p text:style-name="P1">标签翻转是集中式机器学习中一种被广泛认可的攻击，如先前的研究[40]、[41]所证明的那样。</text:p>
      <text:p text:style-name="P1">此外，考虑到联邦学习(FL)的敌对目标和能力，它也是一种合适的方法[42]。</text:p>
      <text:p text:style-name="P1">如图5所示，一些标记为‘狗’的样本被翻转为‘猫’，而‘猫’的样本被翻转为‘狗’。</text:p>
      <text:p text:style-name="P1">然而，翻转标签技术有其局限性，因为它需要修改样品的标签，使其更不实用。</text:p>
      <text:p text:style-name="P1">因此，在这种情况下，一种更隐蔽、可以欺骗人工检查的攻击技术将更具吸引力。如图6所示，干净标签攻击保留了有毒数据的标签，并且被篡改的图像仍然看起来是良性样本[43]、[44]。</text:p>
      <text:p text:style-name="P1">这种类型的攻击利用特征冲突，其中特制的毒例在视觉外观上继续与源实例相似，而在潜在特征空间中更接近目标实例。</text:p>
      <text:p text:style-name="P1">总的来说，数据中毒面临着容易被检测和被追溯的问题。同时，我们在一开始所假设的攻击者对于数据集拥有完全的控制权在很多场景下也难以做到，所以这仍然是一种有很多使用限制的攻击方法。</text:p>
      <text:p text:style-name="P1"/>
      <text:p text:style-name="P17">3.2模型中毒攻击</text:p>
      <text:p text:style-name="P17">为了解决数据投毒攻击的局限性，我们不仅可以专注于改进数据投毒技术本身，还可以探索模型投毒技术的潜力。由于平均方法是用于聚合来自客户机的本地更新的最广泛使用的方法，因此放大后门效应的一种简单方法是将来自敌对客户机的更新优先于来自良性客户机的更新。</text:p>
      <text:p text:style-name="P1">Bagdasaryan等人[24]提出了针对联邦学习的第一个后门攻击。他们的方法包括训练一个与全局模型非常相似的后门模型，然后用它来取代最新的全局模型。为了提高这种替换的有效性，他们降低学习率以延长后门模型的使用寿命，并在损失函数中添加异常检测项以避免检测。</text:p>
      <text:p text:style-name="P1">这种策略需要仔细评估全局参数，当全局模型接近收敛时，效果会更好。</text:p>
      <text:p text:style-name="P14"><text:soft-page-break/><text:span text:style-name="T19">但是与数据中毒类似的，这样直接进行替换容易被检测到。为了避免这种替换，</text:span>Zhou等人[50]提出了一种基于优化的模型投毒攻击方法，该方法将敌对神经元注入神经网络的冗余空间，以保持攻击的隐蔽性和持久性。为了识别冗余空间，使用Hessian矩阵来度量每个神经元主任务的更新距离和方向。然后在损失函数中添加一个附加项，以防止中毒神经元被注入与主要任务特别相关的位置。与此类似，Zhang等人[49]提出了一种名为Neurotoxin的持续后门攻击。</text:p>
      <text:p text:style-name="P1">这种方法依赖于经验观察，即随机梯度的范数主要集中在少数“重拳”坐标中。神经毒素使用top-k启发式识别这些重量级人物并避开他们。通过避开那些最有可能从良性设备接收大量更新的方向，后门被删除的可能性就降低了。</text:p>
      <text:p text:style-name="P1">Sun等人[52]提出了一种距离感知攻击(ADA)，通过识别特征空间中优化的目标类来增强投毒攻击。他们解决了竞争对手可能面临的有限的客户数据先验知识的挑战。为了克服这一问题，ADA利用后向误差分析从共享模型参数中推断出潜在特征空间中不同类别之间的成对距离。他们通过在三种不同的图像分类任务中改变攻击频率，对ADA进行了广泛的实证评估。结果，在最具挑战性的情况下，ADA成功地将攻击性能提高了1.8倍，攻击频率为0.01倍。</text:p>
      <text:p text:style-name="P1"/>
      <text:p text:style-name="P1">\bibitem{b1} M. Goddard, The EU General Data Protection Regulation (GDPR): European regulation that has a global impact, International Journal of Market Research 59 (2017) 703~705.</text:p>
      <text:p text:style-name="P1"><text:s text:c="4"/>\bibitem{b2} O. Gómez-Carmona, D. Casado-Mansilla, F. A. Kraemer, D. L. de Ipiña, J. GarcíaZubia, Exploring the computational cost of machine learning at the edge for human-centric internet of things, Future Generation Computer Systems 112 (2020) 670–683.</text:p>
      <text:p text:style-name="P1"><text:s text:c="4"/>\bibitem{b3} J. Zhang, D. Tao, Empowering things with intelligence: A survey of the progress, challenges, and opportunities in artificial intelligence of things, IEEE Internet of Things Journal 8 (2021) 7789–7817.</text:p>
      <text:p text:style-name="P1"><text:s text:c="4"/>\bibitem{b4} C. Ma, J. Koneˇcný, M. Jaggi, V. Smith, M. Jordan, P. Richtárik, M. Takáˇc, Distributed optimization with arbitrary local solvers, Optimization Methods and Software 32 (2017) 813–848.</text:p>
      <text:p text:style-name="P1"><text:s text:c="4"/>\bibitem{b5} Brendan McMahan, Eider Moore, Daniel Ramage, Seth Hampson, and Blaise Aguera y Arcas. Communication-Efficient Learning of Deep Networks from Decentralized Data. In Proceedings of the 20th International Conference on Artificial Intelligence and Statistics, volume 54 of Proceedings of Machine Learning Research, pages 1273–1282. PMLR, 20–22 Apr 2017.</text:p>
      <text:p text:style-name="P1"><text:s text:c="4"/>\bibitem{b6} GlobalFederatedLearningMarketbyApplication (Drug Discovery, Industrial IoT, Risk Management), Vertical (Healthcare <text:s/>Life Sciences, BFSI, Manufacturing, Automotive Transportation, Energy <text:s/>Utilities), and Region - Forecast to 2028, "researchandmarkets.com", Accessed date: May 12, 2023.</text:p>
      <text:p text:style-name="P1"><text:s text:c="4"/>\bibitem{b7} Q. Yang, Y. Liu, Y. Cheng, Y. Kang, T. Chen, H. Yu, Federated Learning, Synthesis Lectures on Artificial Intelligence and Machine Learning, 2019.</text:p>
      <text:p text:style-name="P1"><text:s text:c="4"/>\bibitem{b8} M. Househ, E. Borycki, and A. Kushniruk. Multiple Perspectives on Artificial Intelligence in Healthcare. Springer, 2021.</text:p>
      <text:p text:style-name="P1"><text:s text:c="4"/>\bibitem{b9} R. Rau, R. Wardrop, and L. Zingales. The Palgrave Handbook of Technological Finance. Springer, 2021.</text:p>
      <text:p text:style-name="P1"><text:s text:c="4"/>\bibitem{b10} Fang, Xiuwen, and Mang Ye. "Robust federated learning with noisy and heterogeneous clients." Proceedings of the IEEE/CVF Conference on Computer Vision and Pattern Recognition. 2022.</text:p>
      <text:p text:style-name="P1"><text:s text:c="4"/>\bibitem{b11} Tang, Zhenheng, et al. "Virtual homogeneity learning: Defending against data heterogeneity in federated learning." International Conference on Machine Learning. PMLR, 2022.</text:p>
      <text:p text:style-name="P1"><text:s text:c="4"/>\bibitem{b12} Kairouz, Peter, et al. "Advances and open problems in federated learning." Foundations and Trends® in Machine Learning 14.1~2 (2021): 1-210.</text:p>
      <text:p text:style-name="P1"><text:s text:c="4"/>\bibitem{b13} Yang, Qiang, et al. "Federated machine learning: Concept and applications." ACM Transactions on Intelligent Systems and Technology (TIST) 10.2 (2019): 1-19.</text:p>
      <text:p text:style-name="P1"><text:soft-page-break/><text:s text:c="4"/>\bibitem{b14} Huang, Wei, et al. "Fairness and accuracy in horizontal federated learning." Information Sciences 589 (2022): 170-185.</text:p>
      <text:p text:style-name="P1"><text:s text:c="4"/>\bibitem{b15} Liu, Yang, et al. "Vertical federated learning." arXiv preprint arXiv:2211.12814 (2022).</text:p>
      <text:p text:style-name="P1"><text:s text:c="4"/>\bibitem{b16} Ghosh, Avishek, et al. "An efficient framework for clustered federated learning." Advances in Neural Information Processing Systems 33 (2020): 19586-19597.</text:p>
      <text:p text:style-name="P1"><text:s text:c="4"/>\bibitem{b17} Briggs, Christopher, Zhong Fan, and Peter Andras. "Federated learning with hierarchical clustering of local updates to improve training on non-IID data." 2020 International Joint Conference on Neural Networks (IJCNN). IEEE, 2020.</text:p>
      <text:p text:style-name="P1"><text:s text:c="4"/>\bibitem{b18} Hsu, Tzu-Ming Harry, Hang Qi, and Matthew Brown. "Federated visual classification with real-world data distribution." Computer Vision ECCV 2020: 16th European Conference, Glasgow, UK, August 23–28, 2020, Proceedings, Part X 16. Springer International Publishing, 2020.</text:p>
      <text:p text:style-name="P1"><text:s text:c="4"/>\bibitem{b19} Wahab, Omar Abdel, et al. "Federated machine learning: Survey, multi-level classification, desirable criteria and future directions in communication and networking systems." IEEE Communications Surveys and Tutorials 23.2 (2021): 1342-1397.</text:p>
      <text:p text:style-name="P1"><text:s text:c="4"/>\bibitem{b20} Yang, Shengwen, et al. "Parallel distributed logistic regression for vertical federated learning without third-party coordinator." arXiv preprint arXiv:1911.09824 (2019).</text:p>
      <text:p text:style-name="P1"><text:s text:c="4"/>\bibitem{b21} Deng, Yuyang, Mohammad Mahdi Kamani, and Mehrdad Mahdavi. "Distributionally robust federated averaging." Advances in neural information processing systems 33 (2020): 15111-15122.</text:p>
      <text:p text:style-name="P1"><text:s text:c="4"/>\bibitem{b22} Sun, Tao, Dongsheng Li, and Bao Wang. "Decentralized federated averaging." IEEE Transactions on Pattern Analysis and Machine Intelligence 45.4 (2022): 4289-4301.</text:p>
      <text:p text:style-name="P1"><text:s text:c="4"/>\bibitem{b23} Fallah, Alireza, Aryan Mokhtari, and Asuman Ozdaglar. "Personalized federated learning: A meta-learning approach." arXiv preprint arXiv:2002.07948 (2020).</text:p>
      <text:p text:style-name="P1"><text:s text:c="4"/>\bibitem{b24} Bagdasaryan, Eugene, et al. "How to backdoor federated learning." International conference on artificial intelligence and statistics. PMLR, 2020.</text:p>
      <text:p text:style-name="P1"><text:s text:c="4"/>\bibitem{b25} Wang, Hongyi, et al. "Attack of the tails: Yes, you really can backdoor federated learning." Advances in Neural Information Processing Systems 33 (2020): 16070-16084.</text:p>
      <text:p text:style-name="P1"><text:s text:c="4"/>\bibitem{b26} Gong, Xueluan, et al. "Backdoor attacks and defenses in federated learning: State-of-the-art, taxonomy, and future directions." IEEE Wireless Communications (2022).</text:p>
      <text:p text:style-name="P1"><text:s text:c="4"/>\bibitem{b27} Sun, Ziteng, et al. "Can you really backdoor federated learning?." arXiv preprint arXiv:1911.07963 (2019).</text:p>
      <text:p text:style-name="P1"><text:s text:c="4"/>\bibitem{b28} Ozdayi, Mustafa Safa, Murat Kantarcioglu, and Yulia R. Gel. "Defending against backdoors in federated learning with robust learning rate." Proceedings of the AAAI Conference on Artificial Intelligence. Vol. 35. No. 10. 2021.</text:p>
      <text:p text:style-name="P1"><text:s text:c="4"/>\bibitem{b29} Fang, Minghong, et al. "Local model poisoning attacks to {Byzantine-Robust} federated learning." 29th USENIX security symposium (USENIX Security 20). 2020.</text:p>
      <text:p text:style-name="P1"><text:s text:c="4"/>\bibitem{b30} Guo, Shangwei, et al. Byzantine-Resilient Decentralized Stochastic Gradient Descent.</text:p>
      <text:p text:style-name="P1"><text:s text:c="4"/>\bibitem{b31} Zizzo, Giulio, et al. "Fat: Federated adversarial training." arXiv preprint arXiv:2012.01791 (2020).</text:p>
      <text:p text:style-name="P1"><text:s text:c="4"/>\bibitem{b32} Chen, Chen, et al. "Calfat: Calibrated federated adversarial training with label skewness." Advances in Neural Information Processing Systems 35 (2022): 3569-3581.</text:p>
      <text:p text:style-name="P1"><text:s text:c="4"/>\bibitem{b33} Li, Xiaoxiao, Zhao Song, and Jiaming Yang. "Federated adversarial learning: A framework with convergence analysis." International Conference on Machine Learning. PMLR, 2023.</text:p>
      <text:p text:style-name="P1"><text:s text:c="4"/>\bibitem{b34} Zhang, Jie, et al. "Delving into the adversarial robustness of federated learning." arXiv preprint arXiv:2302.09479 (2023).</text:p>
      <text:p text:style-name="P1"><text:soft-page-break/><text:s text:c="4"/>\bibitem{b35} Prakash, Saurav, and Amir Salman Avestimehr. "Mitigating byzantine attacks in federated learning." arXiv preprint arXiv:2010.07541 (2020).</text:p>
      <text:p text:style-name="P1"><text:s text:c="4"/>\bibitem{b36} Huang, Hanxun, et al. "Distilling Cognitive Backdoor Patterns within an Image." arXiv preprint arXiv:2301.10908 (2023).</text:p>
      <text:p text:style-name="P1"><text:s text:c="4"/>\bibitem{b37} Blanchard, Peva, et al. "Machine learning with adversaries: Byzantine tolerant gradient descent." Advances in neural information processing systems 30 (2017).</text:p>
      <text:p text:style-name="P1"><text:s text:c="4"/>\bibitem{b38} Lyu, Lingjuan, et al. "Privacy and robustness in federated learning: Attacks and defenses." IEEE transactions on neural networks and learning systems (2022).</text:p>
      <text:p text:style-name="P1"><text:s text:c="4"/>\bibitem{b39} Guo, Shangwei, et al. "Robust and privacy-preserving collaborative learning: A comprehensive survey." arXiv preprint arXiv:2112.10183 (2021).</text:p>
      <text:p text:style-name="P1"><text:s text:c="4"/>\bibitem{b40} Enthoven, David, and Zaid Al-Ars. "An overview of federated deep learning privacy attacks and defensive strategies." Federated Learning Systems: Towards Next-Generation AI (2021): 173-196.</text:p>
      <text:p text:style-name="P1"><text:s text:c="4"/>\bibitem{b41} Rodríguez-Barroso, Nuria, et al. "Survey on federated learning threats: Concepts, taxonomy on attacks and defences, experimental study and challenges." Information Fusion 90 (2023): 148-173.</text:p>
      <text:p text:style-name="P1"><text:s text:c="4"/>\bibitem{b42} Tariq, Asadullah, et al. "Trustworthy Federated Learning: A Survey." arXiv preprint arXiv:2305.11537 (2023).</text:p>
      <text:p text:style-name="P1"><text:s text:c="4"/>\bibitem{b43} Zhang, Yifei, et al. "A Survey of Trustworthy Federated Learning with Perspectives on Security, Robustness, and Privacy." arXiv preprint arXiv:2302.10637 (2023).</text:p>
      <text:p text:style-name="P1"><text:s text:c="4"/>\bibitem{b44} Dal Fabbro, Nicolò, Aritra Mitra, and George J. Pappas. "Federated TD Learning over Finite-Rate Erasure Channels: Linear Speedup under Markovian Sampling." IEEE Control Systems Letters (2023).</text:p>
      <text:p text:style-name="P1"><text:s text:c="4"/>\bibitem{b45} Miao, Chenglin, et al. "Towards data poisoning attacks in crowd sensing systems." Proceedings of the Eighteenth ACM International Symposium on Mobile Ad Hoc Networking and Computing. 2018.</text:p>
      <text:p text:style-name="P1"><text:s text:c="4"/>\bibitem{b46} Zhang, Hengtong, et al. "Data poisoning attack against knowledge graph embedding." arXiv preprint arXiv:1904.12052 (2019).</text:p>
      <text:p text:style-name="P1"><text:s text:c="4"/>\bibitem{b47} Barreno, Marco, et al. "Can machine learning be secure?." Proceedings of the 2006 ACM Symposium on Information, computer and communications security. 2006.</text:p>
      <text:p text:style-name="P1"><text:s text:c="4"/>\bibitem{b48} Lamport, Leslie, Robert Shostak, and Marshall Pease. "The Byzantine generals problem." Concurrency: the works of leslie lamport. 2019. 203-226.</text:p>
      <text:p text:style-name="P1"><text:s text:c="4"/>\bibitem{b49} Xie, Cong, Oluwasanmi Koyejo, and Indranil Gupta. "Fall of empires: Breaking byzantine-tolerant sgd by inner product manipulation." Uncertainty in Artificial Intelligence. PMLR, 2020.</text:p>
      <text:p text:style-name="P1"><text:s text:c="4"/>\bibitem{b50} Bernstein, Jeremy, et al. "signSGD with majority vote is communication efficient and fault tolerant." arXiv preprint arXiv:1810.05291 (2018).</text:p>
      <text:p text:style-name="P1"><text:s text:c="4"/>\bibitem{b51} Damaskinos, Georgios, et al. "Aggregathor: Byzantine machine learning via robust gradient aggregation." Proceedings of Machine Learning and Systems 1 (2019): 81-106.</text:p>
      <text:p text:style-name="P1"><text:s text:c="4"/>\bibitem{b52} Geigel, Arturo. "Neural network trojan." Journal of Computer Security 21.2 (2013): 191-232.</text:p>
      <text:p text:style-name="P1"><text:s text:c="4"/>\bibitem{b53} Gu, Tianyu, Brendan Dolan-Gavitt, and Siddharth Garg. "Badnets: Identifying vulnerabilities in the machine learning model supply chain." arXiv preprint arXiv:1708.06733 (2017).</text:p>
      <text:p text:style-name="P1"><text:s text:c="4"/>\bibitem{b54} Shen, Shiqi, Shruti Tople, and Prateek Saxena. "Auror: Defending against poisoning attacks in collaborative deep learning systems." Proceedings of the 32nd Annual Conference on Computer Security Applications. 2016.</text:p>
      <text:p text:style-name="P1"><text:s text:c="4"/>\bibitem{b55} Steinhardt, Jacob, Pang Wei W. Koh, and Percy S. Liang. "Certified defenses for data poisoning attacks." Advances in neural information processing systems 30 (2017).</text:p>
      <text:p text:style-name="P1"><text:soft-page-break/><text:s text:c="4"/>\bibitem{b56} Tolpegin, Vale, et al. "Data poisoning attacks against federated learning systems." Computer Security ESORICS 2020: 25th European Symposium on Research in Computer Security, ESORICS 2020, Guildford, UK, September 14–18, 2020, Proceedings, Part I 25. Springer International Publishing, 2020.</text:p>
      <text:p text:style-name="P1"><text:s text:c="4"/>\bibitem{b57} Shafahi, Ali, et al. "Poison frogs! targeted clean-label poisoning attacks on neural networks." Advances in neural information processing systems 31 (2018).</text:p>
      <text:p text:style-name="P1"><text:s text:c="4"/>\bibitem{b58} Zhu, Chen, et al. "Transferable clean-label poisoning attacks on deep neural nets." International Conference on Machine Learning. PMLR, 2019.</text:p>
      <text:p text:style-name="P1"><text:s text:c="4"/>\bibitem{b59} Xie, Chulin, et al. “DBA: Distributed Backdoor Attacks against Federated Learning.” International Conference on Learning Representations,International Conference on Learning Representations, Apr. 2020.</text:p>
      <text:p text:style-name="P1"><text:s text:c="4"/>\bibitem{b60} Salem, Ahmed, et al. "Dynamic backdoor attacks against machine learning models." 2022 IEEE 7th European Symposium on Security and Privacy (EuroSP). IEEE, 2022.</text:p>
      <text:p text:style-name="P1"><text:s text:c="4"/>\bibitem{b61} Li, Yiming, et al. “Rethinking the Trigger of Backdoor Attack.” arXiv: Cryptography and Security,arXiv: Cryptography and Security, May 2021.</text:p>
      <text:p text:style-name="P1"><text:s text:c="4"/>\bibitem{b62} Zhang, Zhengming, et al. "Neurotoxin: Durable backdoors in federated learning." International Conference on Machine Learning. PMLR, 2022.</text:p>
      <text:p text:style-name="P1"><text:s text:c="4"/>\bibitem{b63} Zhou, Xingchen, et al. "Deep model poisoning attack on federated learning." Future Internet 13.3 (2021): 73.</text:p>
      <text:p text:style-name="P1"><text:s text:c="4"/>\bibitem{b64} Dai, Yanbo, and Songze Li. "Chameleon: Adapting to Peer Images for Planting Durable Backdoors in Federated Learning." arXiv preprint arXiv:2304.12961 (2023).</text:p>
      <text:p text:style-name="P1"><text:s text:c="4"/>\bibitem{b65} Sun, Yuwei, Hideya Ochiai, and Jun Sakuma. "Semi-targeted model poisoning attack on federated learning via backward error analysis." 2022 International Joint Conference on Neural Networks (IJCNN). IEEE, 2022.</text:p>
      <text:p text:style-name="P1"><text:s text:c="4"/>\bibitem{b66} Weng, Cheng-Hsin, Yan-Ting Lee, and Shan-Hung Brandon Wu. "On the trade-off between adversarial and backdoor robustness." Advances in Neural Information Processing Systems 33 (2020): 11973-11983.</text:p>
      <text:p text:style-name="P1"><text:s text:c="4"/>\bibitem{b67} Tran, Brandon, Jerry Li, and Aleksander Madry. "Spectral signatures in backdoor attacks." Advances in neural information processing systems 31 (2018).</text:p>
      <text:p text:style-name="P1"><text:s text:c="4"/>\bibitem{b68} Zeng, Yi, et al. "Rethinking the backdoor attacks' triggers: A frequency perspective." Proceedings of the IEEE/CVF international conference on computer vision. 2021.</text:p>
      <text:p text:style-name="P1"><text:s text:c="4"/>\bibitem{b69} Chen, Bryant, et al. "Detecting backdoor attacks on deep neural networks by activation clustering." arXiv preprint arXiv:1811.03728 (2018).</text:p>
      <text:p text:style-name="P1"><text:s text:c="4"/>\bibitem{b70} Tang, Di, et al. "Demon in the variant: Statistical analysis of {DNNs} for robust backdoor contamination detection." 30th USENIX Security Symposium (USENIX Security 21). 2021.</text:p>
      <text:p text:style-name="P1"><text:s text:c="4"/>\bibitem{b71} Gao, Yansong, et al. “STRIP: A Defence Against Trojan Attacks on Deep Neural Networks.” Cornell University - arXiv,Cornell University - arXiv, Feb. 2019.</text:p>
      <text:p text:style-name="P1"><text:s text:c="4"/>\bibitem{b72} M. Subedar, N. Ahuja, R. Krishnan, I. J. Ndiour, and O. Tickoo, "Deep probabilistic models to detect data poisoning attacks," in NeurIPS Workshop, 2019.</text:p>
      <text:p text:style-name="P1"><text:s text:c="4"/>\bibitem{b73} M. Du, R. Jia, and D. Song, "Robust anomaly detection and backdoor attack detection via differential privacy," in ICLR, 2020.</text:p>
      <text:p text:style-name="P1"><text:s text:c="4"/>\bibitem{b74} M. Javaheripi, M. Samragh, G. Fields, T. Javidi, and F. Koushanfar, "Cleann: Accelerated trojan shield for embedded neural networks," inICCAD, 2020.</text:p>
      <text:p text:style-name="P1"><text:s text:c="4"/>\bibitem{b75} Liu, Yuntao, Yang Xie, and Ankur Srivastava. "Neural trojans." 2017 IEEE International Conference on Computer Design (ICCD). IEEE, 2017.</text:p>
      <text:p text:style-name="P1"><text:s text:c="4"/>\bibitem{b76} Doan, Bao Gia, et al. “Februus: Input Purification Defense Against Trojan Attacks on Deep Neural Network Systems.” Annual Computer Security Applications Conference, 2020, https://doi.org/10.1145/3427228.3427264.</text:p>
      <text:p text:style-name="P1"><text:soft-page-break/><text:s text:c="4"/>\bibitem{b77} Li, Yiming, et al. “Backdoor Attack in the Physical World.” arXiv: Cryptography and Security,arXiv: Cryptography and Security, Apr. 2021.</text:p>
      <text:p text:style-name="P1"><text:s text:c="4"/>\bibitem{b78} Fung, Clement, Chris JM Yoon, and Ivan Beschastnikh. "Mitigating sybils in federated learning poisoning." arXiv preprint arXiv:1808.04866 (2018).</text:p>
      <text:p text:style-name="P1"><text:s text:c="4"/>\bibitem{b79} Li, Suyi, et al. "Learning to detect malicious clients for robust federated learning." arXiv preprint arXiv:2002.00211 (2020).</text:p>
      <text:p text:style-name="P1"><text:s text:c="4"/>\bibitem{b80} Nguyen, ThienDuc, et al. “FLGUARD: Secure and Private Federated Learning.” arXiv: Cryptography and Security,arXiv: Cryptography and Security, Jan. 2021.</text:p>
      <text:p text:style-name="P1"><text:s text:c="4"/>\bibitem{b81} Zhang, Zaixi, et al. FLDetector: Defending Federated Learning Against Model Poisoning Attacks via Detecting Malicious Clients. July 2022.</text:p>
      <text:p text:style-name="P1"><text:s text:c="4"/>\bibitem{b82} Naseri, MohammadKazemGharib, et al. “Toward Robustness and Privacy in Federated Learning: Experimenting with Local and Central Differential Privacy.” Cornell University - arXiv,Cornell University - arXiv, Sept. 2020.</text:p>
      <text:p text:style-name="P1"><text:s text:c="4"/>\bibitem{b83} Bagdasaryan, Eugene, et al. “Differential Privacy Has Disparate Impact on Model Accuracy.” Neural Information Processing Systems,Neural Information Processing Systems, May 2019.</text:p>
      <text:p text:style-name="P1"><text:s text:c="4"/>\bibitem{b84} McMahan, H. Brendan, et al. “Learning Differentially Private Recurrent Language Models.” arXiv: Learning,arXiv: Learning, Oct. 2017.</text:p>
      <text:p text:style-name="P1"><text:s text:c="4"/>\bibitem{b85} Andreina, Sebastien, et al. “BaFFLe: Backdoor Detection via Feedback-Based Federated Learning.” 2021 IEEE 41st International Conference on Distributed Computing Systems (ICDCS), 2021, https://doi.org/10.1109/icdcs51616.2021.00086.</text:p>
      <text:p text:style-name="P1"><text:s text:c="4"/>\bibitem{b86} Xie, Chulin, et al. “CRFL: Certifiably Robust Federated Learning against Backdoor Attacks.” arXiv: Learning,arXiv: Learning, June 2021.</text:p>
      <text:p text:style-name="P1"><text:s text:c="4"/>\bibitem{b87} Nguyen, ThienDuc, et al. FLAME: Taming Backdoors in Federated Learning.</text:p>
      <text:p text:style-name="P1"><text:s text:c="4"/>\bibitem{b88} Sun, Jingwei, et al. “FL-WBC: Enhancing Robustness against Model Poisoning Attacks in Federated Learning from a Client Perspective.” Neural Information Processing Systems,Neural Information Processing Systems, Oct. 2021.</text:p>
      <text:p text:style-name="P1"><text:s text:c="4"/>\bibitem{b89} Wang, Ning, et al. FLARE: Defending Federated Learning against Model Poisoning Attacks via Latent Space Representations.</text:p>
      <text:p text:style-name="P1"><text:s text:c="4"/>\bibitem{b90} Zeng, YiXin, et al. “Adversarial Unlearning of Backdoors via Implicit Hypergradient.” Cornell University - arXiv,Cornell University - arXiv, Oct. 2021.</text:p>
      <text:p text:style-name="P1"><text:s text:c="4"/>\bibitem{b91} Zhao, Pu, et al. “Bridging Mode Connectivity in Loss Landscapes and Adversarial Robustness.” International Conference on Learning Representations,International Conference on Learning Representations, Apr. 2020.</text:p>
      <text:p text:style-name="P1"><text:s text:c="4"/>\bibitem{b92} Yoshida, Kota, and Takeshi Fujino. “Disabling Backdoor and Identifying Poison Data by Using Knowledge Distillation in Backdoor Attacks on Deep Neural Networks.” Proceedings of the 13th ACM Workshop on Artificial Intelligence and Security, 2020, https://doi.org/10.1145/3411508.3421375.</text:p>
      <text:p text:style-name="P1"><text:s text:c="4"/>\bibitem{b93} Zhu, Liuwan, et al. “GangSweep: Sweep out Neural Backdoors by GAN.” Proceedings of the 28th ACM International Conference on Multimedia, 2020, https://doi.org/10.1145/3394171.3413546.</text:p>
      <text:p text:style-name="P1"><text:s text:c="4"/>\bibitem{b94} Guo, Wenbo, et al. “Towards Inspecting and Eliminating Trojan Backdoors in Deep Neural Networks.” 2020 IEEE International Conference on Data Mining (ICDM), 2020, https://doi.org/10.1109/icdm50108.2020.00025.</text:p>
      <text:p text:style-name="P1"><text:s text:c="4"/>\bibitem{b95} Wang, Bolun, et al. “Neural Cleanse: Identifying and Mitigating Backdoor Attacks in Neural Networks.” 2019 IEEE Symposium on Security and Privacy (SP), 2019, https://doi.org/10.1109/sp.2019.00031.</text:p>
      <text:p text:style-name="P1"><text:s text:c="4"/>\bibitem{b96} Cheng, Hao, et al. “Defending against Backdoor Attack on Deep Neural Networks.” arXiv: Cryptography and Security,arXiv: Cryptography and Security, Feb. 2020.</text:p>
      <text:p text:style-name="P1"><text:soft-page-break/><text:s text:c="4"/>\bibitem{b97} Aiken, William, et al. "Neural network laundering: Removing black-box backdoor watermarks from deep neural networks." Computers <text:s/>Security 106 (2021): 102277.</text:p>
      <text:p text:style-name="P1"><text:s text:c="4"/>\bibitem{b98} Li, Yige, et al. "Anti-backdoor learning: Training clean models on poisoned data." Advances in Neural Information Processing Systems 34 (2021): 14900-14912.</text:p>
      <text:p text:style-name="P1"><text:s text:c="4"/>\bibitem{b99} Goodfellow, Ian J., Jonathon Shlens, and Christian Szegedy. "Explaining and harnessing adversarial examples." arXiv preprint arXiv:1412.6572 (2014).</text:p>
      <text:p text:style-name="P1"><text:s text:c="4"/>\bibitem{b100} Madry, Aleksander, et al. "Towards deep learning models resistant to adversarial attacks." arXiv preprint arXiv:1706.06083 (2017).</text:p>
      <text:p text:style-name="P1"><text:s text:c="4"/>\bibitem{b101} Reisizadeh, Amirhossein, et al. "Robust federated learning: The case of affine distribution shifts." Advances in Neural Information Processing Systems 33 (2020): 21554-21565.</text:p>
      <text:p text:style-name="P1"><text:s text:c="4"/>\bibitem{b102} Boris Teodorovich Polyak. Gradient methods for minimizing functionals. Zhurnal Vychislitel'noi Matematiki i Matematicheskoi Fiziki, 3(4):643–653, 1963. (Cited on page 5.)</text:p>
      <text:p text:style-name="P1"><text:s text:c="4"/>\bibitem{b103} Zhou, Yao, Jun Wu, and Jingrui He. "Adversarially robust federated learning for neural networks." (2020).</text:p>
      <text:p text:style-name="P1"><text:s text:c="4"/>\bibitem{b104} Chen, Cheng, et al. "Certifiably-robust federated adversarial learning via randomized smoothing." 2021 IEEE 18th International Conference on Mobile Ad Hoc and Smart Systems (MASS). IEEE, 2021.</text:p>
      <text:p text:style-name="P1"><text:s text:c="4"/>\bibitem{b105} Hong, Junyuan, et al. "Federated robustness propagation: Sharing robustness in heterogeneous federated learning." arXiv preprint arXiv:2106.10196 (2021).</text:p>
      <text:p text:style-name="P1"><text:s text:c="4"/>\bibitem{b106} Zhang, Jingyang, Yiran Chen, and Hai Li. "Privacy Leakage of Adversarial Training Models in Federated Learning Systems." Proceedings of the IEEE/CVF Conference on Computer Vision and Pattern Recognition. 2022.</text:p>
      <text:p text:style-name="P1"><text:s text:c="4"/>\bibitem{b107} Shah, Devansh, et al. "Adversarial training in communication constrained federated learning." arXiv preprint arXiv:2103.01319 (2021).</text:p>
      <text:p text:style-name="P1"><text:s text:c="4"/>\bibitem{b108} Zhou, Yao, et al. "Adversarial robustness through bias variance decomposition: A new perspective for federated learning." Proceedings of the 31st ACM International Conference on Information and Knowledge Management. 2022.</text:p>
      <text:p text:style-name="P1"><text:s text:c="4"/>\bibitem{b109} Huang, Hanxun, et al. "Distilling Cognitive Backdoor Patterns within an Image." arXiv preprint arXiv:2301.10908 (2023).</text:p>
      <text:p text:style-name="P1"><text:s text:c="4"/>\bibitem{b110} Douceur, John R. "The sybil attack." International workshop on peer-to-peer systems. Berlin, Heidelberg: Springer Berlin Heidelberg, 2002.</text:p>
      <text:p text:style-name="P1"><text:s text:c="4"/>\bibitem{b111} Bhagoji, Arjun Nitin, et al. "Analyzing federated learning through an adversarial lens." International Conference on Machine Learning. PMLR, 2019.</text:p>
      <text:p text:style-name="P1"><text:s text:c="4"/>\bibitem{b112} Lin, Jierui, Min Du, and Jian Liu. "Free-riders in federated learning: Attacks and defenses." arXiv preprint arXiv:1911.12560 (2019).</text:p>
      <text:p text:style-name="P1"><text:s text:c="4"/>\bibitem{b113} Yang, Haonan, et al. "An overview of sybil attack detection mechanisms in vfc." 2022 52nd Annual IEEE/IFIP International Conference on Dependable Systems and Networks Workshops (DSN-W). IEEE, 2022.</text:p>
      <text:p text:style-name="P1"><text:s text:c="4"/>\bibitem{b114} Zhang, Linyuan, et al. "Byzantine attack and defense in cognitive radio networks: A survey." IEEE Communications Surveys <text:s/>Tutorials 17.3 (2015): 1342-1363.</text:p>
      <text:p text:style-name="P1"><text:s text:c="4"/>\bibitem{b115} Kailkhura, Bhavya, et al. "Distributed Bayesian detection with Byzantine data." arXiv preprint arXiv:1307.3544 (2013).</text:p>
      <text:p text:style-name="P1"><text:s text:c="4"/>\bibitem{b116} Fatemieh, Omid, Ranveer Chandra, and Carl A. Gunter. "Secure collaborative sensing for crowd sourcing spectrum data in white space networks." 2010 IEEE Symposium on New Frontiers in Dynamic Spectrum (DySPAN). IEEE, 2010.</text:p>
      <text:p text:style-name="P1"><text:s text:c="4"/>\bibitem{b117} Qin, Zhengrui, Qun Li, and George Hsieh. "Defending against cooperative attacks in cooperative spectrum sensing." IEEE Transactions on Wireless communications 12.6 (2013): 2680-2687.</text:p>
      <text:p text:style-name="P1"><text:soft-page-break/><text:s text:c="4"/>\bibitem{b118} Fatemieh, Omid, et al. "Using Classification to Protect the Integrity of Spectrum Measurements in White Space Networks." NDSS. 2011.</text:p>
      <text:p text:style-name="P1"><text:s text:c="4"/>\bibitem{b119} Wu, Jun, et al. "Sequential 0/1 for cooperative spectrum sensing in the presence of strategic Byzantine attack." IEEE Wireless Communications Letters 8.2 (2018): 500-503.</text:p>
      <text:p text:style-name="P1"><text:s text:c="4"/>\bibitem{b120} Guerraoui, Rachid, and Sébastien Rouault. "The hidden vulnerability of distributed learning in byzantium." International Conference on Machine Learning. PMLR, 2018.</text:p>
      <text:p text:style-name="P1"><text:s text:c="4"/>\bibitem{b121} Xie, Cong, Oluwasanmi Koyejo, and Indranil Gupta. "Generalized byzantine-tolerant sgd." arXiv preprint arXiv:1802.10116 (2018).</text:p>
      <text:p text:style-name="P1"><text:s text:c="4"/>\bibitem{b122} Li, Qi, et al. "Resolving conflicts in heterogeneous data by truth discovery and source reliability estimation." Proceedings of the 2014 ACM SIGMOD international conference on Management of data. 2014.</text:p>
      <text:p text:style-name="P1"><text:s text:c="4"/>\bibitem{b123} Hsu, Tzu-Ming Harry, Hang Qi, and Matthew Brown. "Measuring the effects of non-identical data distribution for federated visual classification." arXiv preprint arXiv:1909.06335 (2019).</text:p>
      <text:p text:style-name="P1"><text:s text:c="4"/>\bibitem{b124} Jiang, Yanna, et al. "A Secure Aggregation for Federated Learning on Long-Tailed Data." arXiv preprint arXiv:2307.08324 (2023).</text:p>
      <text:p text:style-name="P1"><text:s text:c="4"/>\bibitem{b125} Gil, Stephanie, et al. "Guaranteeing spoof-resilient multi-robot networks." Autonomous Robots 41 (2017): 1383-1400.</text:p>
      <text:p text:style-name="P1"><text:s text:c="4"/>\bibitem{b126} Blanchard, Peva, et al. "Machine learning with adversaries: Byzantine tolerant gradient descent." Advances in neural information processing systems 30 (2017).</text:p>
      <text:p text:style-name="P1"><text:s text:c="4"/>\bibitem{b127} Muñoz-González, Luis, Kenneth T. Co, and Emil C. Lupu. "Byzantine-robust federated machine learning through adaptive model averaging." arXiv preprint arXiv:1909.05125 (2019).</text:p>
      <text:p text:style-name="P1"><text:s text:c="4"/>\bibitem{b128} Mallmann-Trenn, Frederik, Matthew Cavorsi, and Stephanie Gil. "Crowd vetting: Rejecting adversaries via collaboration with application to multirobot flocking." IEEE Transactions on Robotics 38.1 (2021): 5-24.</text:p>
      <text:p text:style-name="P1"><text:s text:c="4"/>\bibitem{b129} Chen, Ruiliang, Jung-Min Jerry Park, and Kaigui Bian. "Robustness against Byzantine failures in distributed spectrum sensing." Computer Communications 35.17 (2012): 2115-2124.</text:p>
      <text:p text:style-name="P1"><text:s text:c="4"/>\bibitem{b130} Mostafa, Hesham. "Robust federated learning through representation matching and adaptive hyper-parameters." arXiv preprint arXiv:1912.13075 (2019).</text:p>
      <text:p text:style-name="P1"><text:s text:c="4"/>\bibitem{b131} Wang, Huangxin, et al. "A moving target DDoS defense mechanism." Computer Communications 46 (2014): 10-21.</text:p>
      <text:p text:style-name="P1"><text:s text:c="4"/>\bibitem{b132} Agrawal, Neha, and Shashikala Tapaswi. "Defense mechanisms against DDoS attacks in a cloud computing environment: State-of-the-art and research challenges." IEEE Communications Surveys <text:s/>Tutorials 21.4 (2019): 3769-3795.</text:p>
      <text:p text:style-name="P1"><text:s text:c="4"/>\bibitem{b133} Portnoy, Amit, and Danny Hendler. "Towards realistic byzantine-robust federated learning." (2020).</text:p>
      <text:p text:style-name="P1"><text:s text:c="4"/>\bibitem{b134} Pillutla, Krishna, Sham M. Kakade, and Zaid Harchaoui. "Robust aggregation for federated learning." IEEE Transactions on Signal Processing 70 (2022): 1142-115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3:32:38.702930749</meta:creation-date>
    <dc:date>2023-08-20T19:26:46.277181505</dc:date>
    <meta:editing-duration>PT2H47M44S</meta:editing-duration>
    <meta:editing-cycles>3</meta:editing-cycles>
    <meta:generator>LibreOffice/7.3.7.2$Linux_X86_64 LibreOffice_project/30$Build-2</meta:generator>
    <meta:document-statistic meta:table-count="0" meta:image-count="0" meta:object-count="0" meta:page-count="10" meta:paragraph-count="207" meta:word-count="7873" meta:character-count="29485" meta:non-whitespace-character-count="26101"/>
  </office:meta>
</office:document-meta>
</file>